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447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9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9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Drug Store/Doctor’s Office/Hospit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2:.B26])" office:value-type="string">
            <text:p>1737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Number of Arson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52">
            <text:p>152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4" office:value-type="float" office:value="10955554">
            <text:p>10,955,554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1684059">
            <text:p>1,684,059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2570355">
            <text:p>2,570,355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1223546">
            <text:p>1,223,546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618002">
            <text:p>618,00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1722271">
            <text:p>1,722,271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4" office:value-type="float" office:value="69000">
            <text:p>69,000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1615680">
            <text:p>1,615,680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77000">
            <text:p>77,0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3777">
            <text:p>3,777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2051">
            <text:p>2,051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4" office:value-type="float" office:value="141500">
            <text:p>141,500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4" office:value-type="float" office:value="235275">
            <text:p>235,275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23759">
            <text:p>23,759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 office:value-type="float" office:value="1050">
            <text:p>1,050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300611">
            <text:p>300,611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1550">
            <text:p>1,55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146531">
            <text:p>146,53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4" office:value-type="float" office:value="29552">
            <text:p>29,552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4" office:value-type="float" office:value="11001">
            <text:p>11,001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165649">
            <text:p>165,649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137927">
            <text:p>137,927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4" office:value-type="float" office:value="10000">
            <text:p>10,0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5" office:value-type="float" office:value="1020408">
            <text:p>$1,020,40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table:formula="oooc:=SUM([.B2:.B35])" office:value-type="string">
            <text:p>22,766,846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Balcony/Fire Escap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600</text:p>
          </table:table-cell>
          <table:table-cell table:style-name="ce21" table:formula="oooc:=SUM([.C2:.C6])" office:value-type="string">
            <text:p>485</text:p>
          </table:table-cell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1061</text:p>
          </table:table-cell>
          <table:table-cell table:style-name="ce21" table:formula="oooc:=SUM([.C2:.C6])" office:value-type="string">
            <text:p>156</text:p>
          </table:table-cell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22</text:p>
          </table:table-cell>
          <table:table-cell table:style-name="ce21" table:formula="oooc:=SUM([.C2:.C8])" office:value-type="string">
            <text:p>138</text:p>
          </table:table-cell>
          <table:table-cell table:style-name="ce21" table:formula="oooc:=SUM([.D2:.D8])" office:value-type="string">
            <text:p>90</text:p>
          </table:table-cell>
          <table:table-cell table:style-name="ce21" table:formula="oooc:=SUM([.E2:.E8])" office:value-type="string">
            <text:p>58</text:p>
          </table:table-cell>
          <table:table-cell table:style-name="ce21" table:formula="oooc:=SUM([.F2:.F8])" office:value-type="string">
            <text:p>72</text:p>
          </table:table-cell>
          <table:table-cell table:style-name="ce21" table:formula="oooc:=SUM([.G2:.G8])" office:value-type="string">
            <text:p>123</text:p>
          </table:table-cell>
          <table:table-cell table:style-name="ce21" table:formula="oooc:=SUM([.H2:.H8])" office:value-type="string">
            <text:p>121</text:p>
          </table:table-cell>
          <table:table-cell table:style-name="ce21" table:formula="oooc:=SUM([.I2:.I8])" office:value-type="string">
            <text:p>136</text:p>
          </table:table-cell>
          <table:table-cell table:style-name="ce21" table:formula="oooc:=SUM([.J2:.J8])" office:value-type="string">
            <text:p>209</text:p>
          </table:table-cell>
          <table:table-cell table:style-name="ce21" table:formula="oooc:=SUM([.K2:.K8])" office:value-type="string">
            <text:p>173</text:p>
          </table:table-cell>
          <table:table-cell table:style-name="ce21" table:formula="oooc:=SUM([.L2:.L8])" office:value-type="string">
            <text:p>176</text:p>
          </table:table-cell>
          <table:table-cell table:style-name="ce21" table:formula="oooc:=SUM([.M2:.M8])" office:value-type="string">
            <text:p>170</text:p>
          </table:table-cell>
          <table:table-cell table:style-name="ce21" table:formula="oooc:=SUM([.N2:.N8])" office:value-type="string">
            <text:p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